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Week 07-01:</text:span></text:p>
      <text:p text:style-name="P1"><text:span text:style-name="T1">ROLL NO:241801278</text:span></text:p>
      <text:p text:style-name="P1"><text:span text:style-name="T1">NAME: Sudiksha S </text:span></text:p>
      <text:p text:style-name="P1"><text:span text:style-name="T1">Q1) Sunny and Johnny like to pool their money and go to the ice cream parlor. Johnny</text:span></text:p>
      <text:p text:style-name="P1"><text:span text:style-name="T1">never buys the same flavor that Sunny does. The only other rule they have is that they</text:span></text:p>
      <text:p text:style-name="P1"><text:span text:style-name="T1">spend all of their money.</text:span></text:p>
      <text:p text:style-name="P1"><text:span text:style-name="T1">Given a list of prices for the flavors of ice cream, select the two that will cost all of</text:span></text:p>
      <text:p text:style-name="P1"><text:span text:style-name="T1">the money they have.</text:span></text:p>
      <text:p text:style-name="P1"><text:span text:style-name="T1">For example, they have m = 6 to spend and there are flavors costing cost = [1, 2, 3,</text:span></text:p>
      <text:p text:style-name="P1"><text:span text:style-name="T1">4, 5, 6]. The two flavors costing 1 and 5 meet the criteria. Using 1-based indexing, they are</text:span></text:p>
      <text:p text:style-name="P1"><text:span text:style-name="T1">at indices 1 and 4.</text:span></text:p>
      <text:p text:style-name="P1"><text:span text:style-name="T1">Complete the code in the editor below. It should return an array containing the</text:span></text:p>
      <text:p text:style-name="P1"><text:span text:style-name="T1">indices of the prices of the two flavors they buy, sorted ascending.</text:span></text:p>
      <text:p text:style-name="P1"><text:span text:style-name="T1">It has the following:</text:span></text:p>
      <text:p text:style-name="P1"><text:span text:style-name="T2">• m: an integer denoting the amount of money they have to spend</text:span></text:p>
      <text:p text:style-name="P1"><text:span text:style-name="T2">• cost: an integer array denoting the cost of each flavor of ice cream</text:span></text:p>
      <text:p text:style-name="P1"><text:span text:style-name="T2">Input Format</text:span></text:p>
      <text:p text:style-name="P1"><text:span text:style-name="T2">The first line contains an integer, t, denoting the number of trips to the ice cream parlor.</text:span></text:p>
      <text:p text:style-name="P1"><text:span text:style-name="T2">The next t sets of lines each describe a visit. Each trip is described as follows:</text:span></text:p>
      <text:p text:style-name="P1"><text:span text:style-name="T2">1. The integer m, the amount of money they have pooled.</text:span></text:p>
      <text:p text:style-name="P1"><text:span text:style-name="T2">2. The integer n, the number of flavors offered at the time.</text:span></text:p>
      <text:p text:style-name="P1"><text:span text:style-name="T2">3. n space-separated integers denoting the cost of each flavor: cost[cost[1], cost[2], .</text:span></text:p>
      <text:p text:style-name="P1"><text:span text:style-name="T2">. . , cost[n]].</text:span></text:p>
      <text:p text:style-name="P1"><text:span text:style-name="T2">Output Format</text:span></text:p>
      <text:p text:style-name="P1"><text:span text:style-name="T2">For each test case, print two space-separated integers denoting the indices of the two</text:span></text:p>
      <text:p text:style-name="P1"><text:span text:style-name="T2">flavors purchased, in ascending order.</text:span></text:p>
      <text:p text:style-name="P1"><text:span text:style-name="T2">Sample Input</text:span></text:p>
      <text:p text:style-name="P1"><text:span text:style-name="T2">2</text:span></text:p>
      <text:p text:style-name="P1"><text:span text:style-name="T2">4</text:span></text:p>
      <text:p text:style-name="P1"><text:span text:style-name="T2">5</text:span></text:p>
      <text:p text:style-name="P1"><text:span text:style-name="T2">1 4 5 3 2</text:span></text:p>
      <text:p text:style-name="P1"><text:span text:style-name="T2">4</text:span></text:p>
      <text:p text:style-name="P1"><text:span text:style-name="T2">4</text:span></text:p>
      <text:p text:style-name="P1"><text:span text:style-name="T2">2 2 4 3</text:span></text:p>
      <text:p text:style-name="P1"><text:span text:style-name="T2">Sample Output 1 4</text:span></text:p>
      <text:p text:style-name="P1"><text:span text:style-name="T2">1 2</text:span><text:span text:style-name="T3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3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3"/></text:p>
      <text:p text:style-name="P2"><text:span text:style-name="T3">Q2)Numeros the Artist had two lists that were permutations of one another. He was very proud.</text:span></text:p>
      <text:p text:style-name="P2"><text:span text:style-name="T3">Unfortunately, while transporting them from one exhibition to another, some numbers</text:span></text:p>
      <text:p text:style-name="P2"><text:span text:style-name="T3">were lost out of the first list. Can you find the missing numbers?</text:span></text:p>
      <text:p text:style-name="P2"><text:span text:style-name="T3">As an example, the array with some numbers missing, arr = [7, 2, 5, 3, 5, 3]. The original</text:span></text:p>
      <text:p text:style-name="P2"><text:span text:style-name="T3">array of numbers brr = [7, 2, 5, 4, 6, 3, 5, 3]. The numbers missing are [4, 6].</text:span></text:p>
      <text:p text:style-name="P2"><text:span text:style-name="T3">Input Format</text:span></text:p>
      <text:p text:style-name="P2"><text:span text:style-name="T3">There will be four lines of input:</text:span></text:p>
      <text:p text:style-name="P2"><text:span text:style-name="T3">n - the size of the first list, arr</text:span></text:p>
      <text:p text:style-name="P2"><text:span text:style-name="T3">The next line contains n space-separated integers arr[i]</text:span></text:p>
      <text:p text:style-name="P2"><text:span text:style-name="T3">m - the size of the second list, brr</text:span></text:p>
      <text:p text:style-name="P2"><text:span text:style-name="T3">The next line contains m space-separated integers brr[i]</text:span></text:p>
      <text:p text:style-name="P2"><text:span text:style-name="T3">Output Format</text:span></text:p>
      <text:p text:style-name="P2"><text:span text:style-name="T3">Output the missing numbers in ascending order.</text:span></text:p>
      <text:p text:style-name="P2"><text:span text:style-name="T3">Sample Input</text:span></text:p>
      <text:p text:style-name="P2"><text:span text:style-name="T3">10</text:span></text:p>
      <text:p text:style-name="P2"><text:span text:style-name="T3">203 204 205 206 207 208 203 204 205 206</text:span></text:p>
      <text:p text:style-name="P2"><text:span text:style-name="T3">13</text:span></text:p>
      <text:p text:style-name="P2"><text:span text:style-name="T3">203 204 204 205 206 207 205 208 203 206 205 206 204</text:span></text:p>
      <text:p text:style-name="P2"><text:span text:style-name="T3">Sample Output</text:span></text:p>
      <text:p text:style-name="P2"><text:span text:style-name="T3">204 205 206</text:span></text:p>
      <text:p text:style-name="P2"><text:span text:style-name="T3">ROLL NO:241801278</text:span></text:p>
      <text:p text:style-name="P2"><text:span text:style-name="T3">NAME: Sudiksha S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3"/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3"/></text:p>
      <text:p text:style-name="P2"><text:span text:style-name="T3">Q3) Watson gives Sherlock an array of integers. His challenge is to find an element of</text:span></text:p>
      <text:p text:style-name="P2"><text:span text:style-name="T3">the array such that the sum of all elements to the left is equal to the sum of all elements to</text:span></text:p>
      <text:p text:style-name="P2"><text:span text:style-name="T3">the right. For instance, given the array arr = [5, 6, 8, 11], 8 is between two subarrays that</text:span></text:p>
      <text:p text:style-name="P2"><text:span text:style-name="T3">sum to 11. If your starting array is [1], that element satisfies the rule as left and right sum</text:span></text:p>
      <text:p text:style-name="P2"><text:span text:style-name="T3">to 0. You will be given arrays of integers and must determine whether there is an element</text:span></text:p>
      <text:p text:style-name="P2"><text:span text:style-name="T3">that meets the criterion.</text:span></text:p>
      <text:p text:style-name="P2"><text:span text:style-name="T3">Complete the code in the editor below. It should return a string, either YES if there</text:span></text:p>
      <text:p text:style-name="P2"><text:span text:style-name="T3">is an element meeting the criterion or NO otherwise. It has the following: arr: an array of</text:span></text:p>
      <text:p text:style-name="P2"><text:span text:style-name="T3">integers</text:span></text:p>
      <text:p text:style-name="P2"><text:span text:style-name="T3">Input Format</text:span></text:p>
      <text:p text:style-name="P2"><text:span text:style-name="T3">The first line contains T, the number of test cases.</text:span></text:p>
      <text:p text:style-name="P2"><text:span text:style-name="T3">The next T pairs of lines each represent a test case.</text:span></text:p>
      <text:p text:style-name="P2"><text:span text:style-name="T3">- The first line contains n, the number of elements in the array arr.</text:span></text:p>
      <text:p text:style-name="P2"><text:span text:style-name="T3">- The second line contains n space-separated integers arr[i] where 0<text:s/></text:span><text:span text:style-name="T4">≤</text:span><text:span text:style-name="T5"><text:s/>i &lt; n</text:span></text:p>
      <text:p text:style-name="P2"><text:span text:style-name="T5">Output</text:span><text:span text:style-name="T6"><text:s/></text:span><text:span text:style-name="T7">Format</text:span></text:p>
      <text:p text:style-name="P2"><text:span text:style-name="T7">For</text:span><text:span text:style-name="T8"><text:s/></text:span><text:span text:style-name="T9">each</text:span><text:span text:style-name="T10"><text:s/></text:span><text:span text:style-name="T11">test</text:span><text:span text:style-name="T12"><text:s/></text:span><text:span text:style-name="T13">case</text:span><text:span text:style-name="T14"><text:s/></text:span><text:span text:style-name="T15">print</text:span><text:span text:style-name="T16"><text:s/></text:span><text:span text:style-name="T17">YES</text:span><text:span text:style-name="T18"><text:s/></text:span><text:span text:style-name="T19">if</text:span><text:span text:style-name="T20"><text:s/></text:span><text:span text:style-name="T21">there</text:span><text:span text:style-name="T22"><text:s/></text:span><text:span text:style-name="T23">exists</text:span><text:span text:style-name="T24"><text:s/></text:span><text:span text:style-name="T25">an</text:span><text:span text:style-name="T26"><text:s/></text:span><text:span text:style-name="T27">element</text:span><text:span text:style-name="T28"><text:s/></text:span><text:span text:style-name="T29">in</text:span><text:span text:style-name="T30"><text:s/></text:span><text:span text:style-name="T31">the</text:span><text:span text:style-name="T32"><text:s/></text:span><text:span text:style-name="T33">array</text:span><text:span text:style-name="T34">,<text:s/></text:span><text:span text:style-name="T35">such</text:span><text:span text:style-name="T36"><text:s/></text:span><text:span text:style-name="T37">that</text:span><text:span text:style-name="T38"><text:s/></text:span><text:span text:style-name="T39">the</text:span><text:span text:style-name="T40"><text:s/></text:span><text:span text:style-name="T41">sum</text:span><text:span text:style-name="T42"><text:s/></text:span><text:span text:style-name="T43">of</text:span><text:span text:style-name="T44"><text:s/></text:span><text:span text:style-name="T45">the</text:span></text:p>
      <text:p text:style-name="P2"><text:span text:style-name="T45">elements</text:span><text:span text:style-name="T46"><text:s/></text:span><text:span text:style-name="T47">on</text:span><text:span text:style-name="T48"><text:s/></text:span><text:span text:style-name="T49">its</text:span><text:span text:style-name="T50"><text:s/></text:span><text:span text:style-name="T51">left</text:span><text:span text:style-name="T52"><text:s/></text:span><text:span text:style-name="T53">is</text:span><text:span text:style-name="T54"><text:s/></text:span><text:span text:style-name="T55">equal</text:span><text:span text:style-name="T56"><text:s/></text:span><text:span text:style-name="T57">to</text:span><text:span text:style-name="T58"><text:s/></text:span><text:span text:style-name="T59">the</text:span><text:span text:style-name="T60"><text:s/></text:span><text:span text:style-name="T61">sum</text:span><text:span text:style-name="T62"><text:s/></text:span><text:span text:style-name="T63">of</text:span><text:span text:style-name="T64"><text:s/></text:span><text:span text:style-name="T65">the</text:span><text:span text:style-name="T66"><text:s/></text:span><text:span text:style-name="T67">elements</text:span><text:span text:style-name="T68"><text:s/></text:span><text:span text:style-name="T69">on</text:span><text:span text:style-name="T70"><text:s/></text:span><text:span text:style-name="T71">its</text:span><text:span text:style-name="T72"><text:s/></text:span><text:span text:style-name="T73">right</text:span><text:span text:style-name="T74">;<text:s/></text:span><text:span text:style-name="T75">otherwise</text:span><text:span text:style-name="T76"><text:s/></text:span><text:span text:style-name="T77">print</text:span><text:span text:style-name="T78"><text:s/></text:span><text:span text:style-name="T79">NO</text:span><text:span text:style-name="T80">.</text:span><text:span text:style-name="T81"/></text:p>
      <text:p text:style-name="P2"><text:span text:style-name="T81">Sample</text:span><text:span text:style-name="T82"><text:s/></text:span><text:span text:style-name="T83">Input</text:span><text:span text:style-name="T84"><text:s/></text:span><text:span text:style-name="T85">0</text:span></text:p>
      <text:p text:style-name="P2"><text:span text:style-name="T85">2</text:span></text:p>
      <text:p text:style-name="P2"><text:span text:style-name="T85">3</text:span></text:p>
      <text:p text:style-name="P2"><text:span text:style-name="T85">1</text:span><text:span text:style-name="T86"><text:s/></text:span><text:span text:style-name="T87">2</text:span><text:span text:style-name="T88"><text:s/></text:span><text:span text:style-name="T89">3</text:span></text:p>
      <text:p text:style-name="P2"><text:span text:style-name="T89">4</text:span></text:p>
      <text:p text:style-name="P2"><text:span text:style-name="T89">1</text:span><text:span text:style-name="T90"><text:s/></text:span><text:span text:style-name="T91">2</text:span><text:span text:style-name="T92"><text:s/></text:span><text:span text:style-name="T93">3</text:span><text:span text:style-name="T94"><text:s/></text:span><text:span text:style-name="T95">3</text:span></text:p>
      <text:p text:style-name="P2"><text:span text:style-name="T95">Sample</text:span><text:span text:style-name="T96"><text:s/></text:span><text:span text:style-name="T97">Output</text:span><text:span text:style-name="T98"><text:s/></text:span><text:span text:style-name="T99">0</text:span></text:p>
      <text:p text:style-name="P2"><text:span text:style-name="T99">NO</text:span></text:p>
      <text:p text:style-name="P2"><text:span text:style-name="T99">YES</text:span></text:p>
      <text:p text:style-name="P2"><text:span text:style-name="T99">ROLL NO:241801278</text:span></text:p>
      <text:p text:style-name="P2"><text:span text:style-name="T99">NAME: Sudiksha S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99"/></text:p>
      <text:p text:style-name="P2"><draw:frame text:anchor-type="as-char" svg:width="152.40mm" svg:height="85.73mm" style:rel-width="scale" style:rel-height="scale"><draw:object-ole xlink:href="OleObj6"/><draw:image xlink:href="ObjectReplacements/OleObj6"/></draw:frame><text:span text:style-name="T99"/></text:p>
      <text:p text:style-name="P2"><text:span text:style-name="T99"/></text:p>
      <text:p text:style-name="P2"><text:span text:style-name="T100"/></text:p>
      <text:p text:style-name="P2"><text:span text:style-name="T100"/></text:p>
      <text:p text:style-name="P2"><text:span text:style-name="T100"/></text:p>
      <text:p text:style-name="P2"><draw:frame text:anchor-type="as-char" svg:width="152.40mm" svg:height="85.73mm" style:rel-width="scale" style:rel-height="scale"><draw:object-ole xlink:href="OleObj7"/><draw:image xlink:href="ObjectReplacements/OleObj7"/></draw:frame><text:span text:style-name="T100"/></text:p>
      <text:p text:style-name="P2"><text:span text:style-name="T100">Q2) </text:span></text:p>
      <text:p text:style-name="P2"><text:span text:style-name="T100"/></text:p>
      <text:p text:style-name="P3"><text:span text:style-name="T1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